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1.083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1.1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3cm" svg:height="4.5cm" svg:x="9.1cm" svg:y="7.9cm">
          <text:p text:style-name="P1"><text:span text:style-name="T1">op_ho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55cm" svg:y1="10.151cm" svg:x2="17.25cm" svg:y2="10.151cm">
          <text:p/>
        </draw:line>
        <draw:frame draw:style-name="gr3" draw:layer="layout" svg:width="4.8cm" svg:height="0.95cm" svg:x="17.5cm" svg:y="9.65cm">
          <draw:text-box>
            <text:p>result = <text:s text:c="2"/>9</text:p>
          </draw:text-box>
        </draw:frame>
        <draw:line draw:style-name="gr4" draw:text-style-name="P1" draw:layer="layout" svg:x1="14.05cm" svg:y1="13.751cm" svg:x2="12.65cm" svg:y2="11.951cm">
          <text:p/>
        </draw:line>
        <draw:frame draw:style-name="gr5" draw:text-style-name="P3" draw:layer="layout" svg:width="4.7cm" svg:height="1.25cm" svg:x="13.35cm" svg:y="13.951cm">
          <draw:text-box>
            <text:p><text:span text:style-name="T2">run()</text:span></text:p>
          </draw:text-box>
        </draw:frame>
        <draw:line draw:style-name="gr2" draw:text-style-name="P1" draw:layer="layout" svg:x1="5.4cm" svg:y1="7.8cm" svg:x2="9.3cm" svg:y2="8.9cm">
          <text:p/>
        </draw:line>
        <draw:frame draw:style-name="gr3" draw:layer="layout" svg:width="2.9cm" svg:height="0.95cm" svg:x="2.3cm" svg:y="7.25cm">
          <draw:text-box>
            <text:p><text:s text:c="3"/>定数 1</text:p>
          </draw:text-box>
        </draw:frame>
        <draw:line draw:style-name="gr2" draw:text-style-name="P1" draw:layer="layout" svg:x1="5cm" svg:y1="10.5cm" svg:x2="9.05cm" svg:y2="10.35cm">
          <text:p/>
        </draw:line>
        <draw:line draw:style-name="gr2" draw:text-style-name="P1" draw:layer="layout" svg:x1="5.5cm" svg:y1="13.6cm" svg:x2="9.4cm" svg:y2="11.75cm">
          <text:p/>
        </draw:line>
        <draw:frame draw:style-name="gr3" draw:layer="layout" svg:width="2.9cm" svg:height="0.95cm" svg:x="1.9cm" svg:y="10.1cm">
          <draw:text-box>
            <text:p><text:s text:c="3"/>定数 2</text:p>
          </draw:text-box>
        </draw:frame>
        <draw:frame draw:style-name="gr3" draw:layer="layout" svg:width="2.9cm" svg:height="0.95cm" svg:x="2.4cm" svg:y="13.4cm">
          <draw:text-box>
            <text:p><text:s text:c="3"/>定数 3</text:p>
          </draw:text-box>
        </draw:frame>
        <draw:frame draw:style-name="gr3" draw:layer="layout" svg:width="0.7cm" svg:height="0.95cm" svg:x="9.6cm" svg:y="10.9cm">
          <draw:text-box>
            <text:p>z</text:p>
          </draw:text-box>
        </draw:frame>
        <draw:frame draw:style-name="gr3" draw:layer="layout" svg:width="0.7cm" svg:height="0.95cm" svg:x="9.2cm" svg:y="9.75cm">
          <draw:text-box>
            <text:p>y</text:p>
          </draw:text-box>
        </draw:frame>
        <draw:frame draw:style-name="gr3" draw:layer="layout" svg:width="0.7cm" svg:height="0.95cm" svg:x="9.4cm" svg:y="8.65cm">
          <draw:text-box>
            <text:p>x</text:p>
          </draw:text-box>
        </draw:frame>
        <draw:custom-shape draw:style-name="gr1" draw:text-style-name="P2" draw:layer="layout" svg:width="6.6cm" svg:height="6.7cm" svg:x="16.6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075cm" svg:height="1.333cm" svg:x="17.1cm" svg:y="5.6cm">
          <draw:text-box>
            <text:p>z</text:p>
          </draw:text-box>
        </draw:frame>
        <draw:frame draw:style-name="gr7" draw:layer="layout" svg:width="1.075cm" svg:height="1.1cm" svg:x="16.625cm" svg:y="4.5cm">
          <draw:text-box>
            <text:p>y</text:p>
          </draw:text-box>
        </draw:frame>
        <draw:frame draw:style-name="gr8" draw:layer="layout" svg:width="1.075cm" svg:height="1.414cm" svg:x="16.8cm" svg:y="2.786cm">
          <draw:text-box>
            <text:p>x</text:p>
          </draw:text-box>
        </draw:frame>
        <draw:custom-shape draw:style-name="gr1" draw:text-style-name="P4" draw:layer="layout" svg:width="2.9cm" svg:height="2.1cm" svg:x="19cm" svg:y="1.6cm">
          <text:p text:style-name="P4"><text:span text:style-name="T3">op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3cm" svg:y1="5.9cm" svg:x2="26cm" svg:y2="5.9cm">
          <text:p/>
        </draw:line>
        <draw:line draw:style-name="gr2" draw:text-style-name="P1" draw:layer="layout" svg:x1="17.7cm" svg:y1="3.3cm" svg:x2="19cm" svg:y2="2.6cm">
          <text:p/>
        </draw:line>
        <draw:custom-shape draw:style-name="gr1" draw:text-style-name="P4" draw:layer="layout" svg:width="2.9cm" svg:height="2.1cm" svg:x="19.3cm" svg:y="4.8cm">
          <text:p text:style-name="P4"><text:span text:style-name="T3">op_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4cm" svg:y1="4.8cm" svg:x2="19.4cm" svg:y2="3.4cm">
          <text:p/>
        </draw:line>
        <draw:line draw:style-name="gr2" draw:text-style-name="P1" draw:layer="layout" svg:x1="17.8cm" svg:y1="6.1cm" svg:x2="19.4cm" svg:y2="6.2cm">
          <text:p/>
        </draw:line>
        <draw:line draw:style-name="gr2" draw:text-style-name="P1" draw:layer="layout" svg:x1="21.8cm" svg:y1="3.1cm" svg:x2="20.8cm" svg:y2="4.7cm">
          <text:p/>
        </draw:line>
        <draw:frame draw:style-name="gr3" draw:layer="layout" svg:width="4.6cm" svg:height="0.95cm" svg:x="13.6cm" svg:y="1.45cm">
          <draw:text-box>
            <text:p><text:s text:c="3"/>def ho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6T19:33:02</dc:date>
    <dc:creator>tokai </dc:creator>
    <meta:editing-duration>PT15M34S</meta:editing-duration>
    <meta:editing-cycles>17</meta:editing-cycles>
    <meta:generator>LibreOffice/3.5$Linux_x86 LibreOffice_project/350m1$Build-2</meta:generator>
    <meta:document-statistic meta:object-count="26"/>
  </office:meta>
</office:document-meta>
</file>